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tributionGraph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tributionGraph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tributionGraphVisualiz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tributionGraph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Visualizer.createGrap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tributionGraphVisualizer.createGraphInfo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tributionGraphVisualizer.update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tributionGraphVisualizer.getPrintabl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ionGraphVisualizer.DistributionGraph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tributionGraphVisualizer.updateGui( Sample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tributionGraphVisualizer.createInfoLabel( String labelResourceName , JTex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tributionGraph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